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519cm" table:align="left"/>
    </style:style>
    <style:style style:name="Tabla1.A" style:family="table-column">
      <style:table-column-properties style:column-width="1.861cm"/>
    </style:style>
    <style:style style:name="Tabla1.B" style:family="table-column">
      <style:table-column-properties style:column-width="2.245cm"/>
    </style:style>
    <style:style style:name="Tabla1.C" style:family="table-column">
      <style:table-column-properties style:column-width="2.021cm"/>
    </style:style>
    <style:style style:name="Tabla1.D" style:family="table-column">
      <style:table-column-properties style:column-width="8.39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215cm" table:align="left"/>
    </style:style>
    <style:style style:name="Tabla2.A" style:family="table-column">
      <style:table-column-properties style:column-width="2.835cm"/>
    </style:style>
    <style:style style:name="Tabla2.B" style:family="table-column">
      <style:table-column-properties style:column-width="5.05cm"/>
    </style:style>
    <style:style style:name="Tabla2.C" style:family="table-column">
      <style:table-column-properties style:column-width="4.33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Heading_20_4">
      <style:text-properties officeooo:paragraph-rsid="0021fc06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officeooo:paragraph-rsid="0021fc06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>
      <style:text-properties officeooo:paragraph-rsid="0023b2b3"/>
    </style:style>
    <style:style style:name="T1" style:family="text">
      <style:text-properties officeooo:rsid="001f3ef0"/>
    </style:style>
    <style:style style:name="T2" style:family="text">
      <style:text-properties fo:font-size="9pt" officeooo:rsid="001fc407" style:font-size-asian="9pt" style:font-size-complex="9pt"/>
    </style:style>
    <style:style style:name="T3" style:family="text">
      <style:text-properties officeooo:rsid="0021fc06"/>
    </style:style>
    <style:style style:name="T4" style:family="text">
      <style:text-properties officeooo:rsid="002354a8"/>
    </style:style>
    <style:style style:name="T5" style:family="text">
      <style:text-properties officeooo:rsid="0023b2b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🧰 <text:span text:style-name="Strong_20_Emphasis">Guía completa: Instalación de Chef + LAMP con Vagrant en Windows</text:span></text:h>
      <text:p text:style-name="Horizontal_20_Line"/>
      <text:h text:style-name="Heading_20_2" text:outline-level="2">🔸 1. Arquitectura del Proyecto</text:h>
      <text:p text:style-name="Text_20_body">Vas a crear un entorno de pruebas local con 3 máquinas virtuales usando <text:span text:style-name="Strong_20_Emphasis">Vagrant + VirtualBox</text:span> desde un sistema Window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Máquina</text:p>
            </table:table-cell>
            <table:table-cell table:style-name="Tabla1.A1" office:value-type="string">
              <text:p text:style-name="Table_20_Heading">Rol</text:p>
            </table:table-cell>
            <table:table-cell table:style-name="Tabla1.A1" office:value-type="string">
              <text:p text:style-name="Table_20_Heading">Hostname</text:p>
            </table:table-cell>
            <table:table-cell table:style-name="Tabla1.A1" office:value-type="string">
              <text:p text:style-name="Table_20_Heading">Función principal</text:p>
            </table:table-cell>
          </table:table-row>
        </table:table-header-rows>
        <table:table-row>
          <table:table-cell table:style-name="Tabla1.A1" office:value-type="string">
            <text:p text:style-name="Table_20_Contents">manager</text:p>
          </table:table-cell>
          <table:table-cell table:style-name="Tabla1.A1" office:value-type="string">
            <text:p text:style-name="Table_20_Contents">Workstation</text:p>
          </table:table-cell>
          <table:table-cell table:style-name="Tabla1.A1" office:value-type="string">
            <text:p text:style-name="Table_20_Contents">manager</text:p>
          </table:table-cell>
          <table:table-cell table:style-name="Tabla1.A1" office:value-type="string">
            <text:p text:style-name="Table_20_Contents">Instala y gestiona Chef, ejecuta <text:span text:style-name="Source_20_Text">knife</text:span></text:p>
          </table:table-cell>
        </table:table-row>
        <table:table-row>
          <table:table-cell table:style-name="Tabla1.A1" office:value-type="string">
            <text:p text:style-name="Table_20_Contents">agente1</text:p>
          </table:table-cell>
          <table:table-cell table:style-name="Tabla1.A1" office:value-type="string">
            <text:p text:style-name="Table_20_Contents">Nodo</text:p>
          </table:table-cell>
          <table:table-cell table:style-name="Tabla1.A1" office:value-type="string">
            <text:p text:style-name="Table_20_Contents">agente1</text:p>
          </table:table-cell>
          <table:table-cell table:style-name="Tabla1.A1" office:value-type="string">
            <text:p text:style-name="Table_20_Contents">Ejecuta recetas Chef (LAMP aquí)</text:p>
          </table:table-cell>
        </table:table-row>
        <table:table-row>
          <table:table-cell table:style-name="Tabla1.A1" office:value-type="string">
            <text:p text:style-name="Table_20_Contents">agente2</text:p>
          </table:table-cell>
          <table:table-cell table:style-name="Tabla1.A1" office:value-type="string">
            <text:p text:style-name="Table_20_Contents">Nodo</text:p>
          </table:table-cell>
          <table:table-cell table:style-name="Tabla1.A1" office:value-type="string">
            <text:p text:style-name="Table_20_Contents">agente2</text:p>
          </table:table-cell>
          <table:table-cell table:style-name="Tabla1.A1" office:value-type="string">
            <text:p text:style-name="Table_20_Contents">Ejecuta recetas Chef (no usado en este ejemplo)</text:p>
          </table:table-cell>
        </table:table-row>
      </table:table>
      <text:p text:style-name="Horizontal_20_Line"/>
      <text:p text:style-name="P18"><text:span text:style-name="T4">La ejecución con knife necesita un servidor de </text:span><text:span text:style-name="Strong_20_Emphasis">Chef Infra Server (Enterprise)</text:span><text:span text:style-name="T4"> </text:span><text:span text:style-name="T5">con requerimientos de suscripciones y costo basado en número de agentes. <text:s/>SOLO USAREMOS LA PARTE COMUNITARIA.</text:span></text:p>
      <text:h text:style-name="Heading_20_2" text:outline-level="2">🔸 2. Creación del <text:span text:style-name="Source_20_Text">Vagrantfile</text:span></text:h>
      <text:p text:style-name="Text_20_body">Este archivo define tus 3 máquinas. Crea una carpeta vacía (por ejemplo <text:span text:style-name="Source_20_Text">chef-lab</text:span>) y dentro un archivo llamado <text:span text:style-name="Source_20_Text">Vagrantfile</text:span> con este contenido:</text:p>
      <text:p text:style-name="Preformatted_20_Text"/>
      <text:p text:style-name="P1"><text:span text:style-name="Source_20_Text">Vagrant.configure("2") do |config|</text:span></text:p>
      <text:p text:style-name="P3"><text:span text:style-name="Source_20_Text"><text:s text:c="2"/>config.vm.box = "bento/ubuntu-22.04"</text:span></text:p>
      <text:p text:style-name="P3"/>
      <text:p text:style-name="P3"><text:span text:style-name="Source_20_Text"><text:s text:c="2"/># Manager (Workstation)</text:span></text:p>
      <text:p text:style-name="P3"><text:span text:style-name="Source_20_Text"><text:s text:c="2"/>config.vm.define "manager" do |manager|</text:span></text:p>
      <text:p text:style-name="P3"><text:span text:style-name="Source_20_Text"><text:s text:c="4"/>manager.vm.hostname = "manager"</text:span></text:p>
      <text:p text:style-name="P3"><text:span text:style-name="Source_20_Text"><text:s text:c="4"/>manager.vm.network "private_network", ip: "192.168.</text:span><text:span text:style-name="Source_20_Text"><text:span text:style-name="T1">33</text:span></text:span><text:span text:style-name="Source_20_Text">.10"</text:span></text:p>
      <text:p text:style-name="P3"><text:span text:style-name="Source_20_Text"><text:s text:c="4"/>manager.vm.provider "virtualbox" do |vb|</text:span></text:p>
      <text:p text:style-name="P3"><text:span text:style-name="Source_20_Text"><text:s text:c="6"/>vb.name = "manager"</text:span></text:p>
      <text:p text:style-name="P3"><text:span text:style-name="Source_20_Text"><text:s text:c="6"/>vb.memory = 1024</text:span></text:p>
      <text:p text:style-name="P3"><text:span text:style-name="Source_20_Text"><text:s text:c="6"/>vb.cpus = 1</text:span></text:p>
      <text:p text:style-name="P3"><text:span text:style-name="Source_20_Text"><text:s text:c="4"/>end</text:span></text:p>
      <text:p text:style-name="P3"><text:span text:style-name="Source_20_Text"><text:s text:c="2"/>end</text:span></text:p>
      <text:p text:style-name="P3"/>
      <text:p text:style-name="P3"><text:span text:style-name="Source_20_Text"><text:s text:c="2"/># Agente 1</text:span></text:p>
      <text:p text:style-name="P3"><text:span text:style-name="Source_20_Text"><text:s text:c="2"/>config.vm.define "agente1" do |agente1|</text:span></text:p>
      <text:p text:style-name="P3"><text:span text:style-name="Source_20_Text"><text:s text:c="4"/>agente1.vm.hostname = "agente1"</text:span></text:p>
      <text:p text:style-name="P3"><text:span text:style-name="Source_20_Text"><text:s text:c="4"/>agente1.vm.network "private_network", ip: "192.168.</text:span><text:span text:style-name="Source_20_Text"><text:span text:style-name="T1">33</text:span></text:span><text:span text:style-name="Source_20_Text">.11"</text:span></text:p>
      <text:p text:style-name="P3"><text:span text:style-name="Source_20_Text"><text:s text:c="4"/>agente1.vm.provider "virtualbox" do |vb|</text:span></text:p>
      <text:p text:style-name="P3"><text:span text:style-name="Source_20_Text"><text:s text:c="6"/>vb.name = "agente1"</text:span></text:p>
      <text:p text:style-name="P3"><text:span text:style-name="Source_20_Text"><text:s text:c="6"/>vb.memory = 1024</text:span></text:p>
      <text:p text:style-name="P3"><text:span text:style-name="Source_20_Text"><text:s text:c="6"/>vb.cpus = 1</text:span></text:p>
      <text:p text:style-name="P3"><text:span text:style-name="Source_20_Text"><text:s text:c="4"/>end</text:span></text:p>
      <text:p text:style-name="P3"><text:span text:style-name="Source_20_Text"><text:s text:c="2"/>end</text:span></text:p>
      <text:p text:style-name="P3"/>
      <text:p text:style-name="P3"><text:span text:style-name="Source_20_Text"><text:s text:c="2"/># Agente 2</text:span></text:p>
      <text:p text:style-name="P3"><text:span text:style-name="Source_20_Text"><text:s text:c="2"/>config.vm.define "agente2" do |agente2|</text:span></text:p>
      <text:p text:style-name="P3"><text:span text:style-name="Source_20_Text"><text:s text:c="4"/>agente2.vm.hostname = "agente2"</text:span></text:p>
      <text:p text:style-name="P3"><text:soft-page-break/><text:span text:style-name="Source_20_Text"><text:s text:c="4"/>agente2.vm.network "private_network", ip: "192.168.</text:span><text:span text:style-name="Source_20_Text"><text:span text:style-name="T1">33</text:span></text:span><text:span text:style-name="Source_20_Text">.12"</text:span></text:p>
      <text:p text:style-name="P3"><text:span text:style-name="Source_20_Text"><text:s text:c="4"/>agente2.vm.provider "virtualbox" do |vb|</text:span></text:p>
      <text:p text:style-name="P3"><text:span text:style-name="Source_20_Text"><text:s text:c="6"/>vb.name = "agente2"</text:span></text:p>
      <text:p text:style-name="P3"><text:span text:style-name="Source_20_Text"><text:s text:c="6"/>vb.memory = 1024</text:span></text:p>
      <text:p text:style-name="P3"><text:span text:style-name="Source_20_Text"><text:s text:c="6"/>vb.cpus = 1</text:span></text:p>
      <text:p text:style-name="P3"><text:span text:style-name="Source_20_Text"><text:s text:c="4"/>end</text:span></text:p>
      <text:p text:style-name="P3"><text:span text:style-name="Source_20_Text"><text:s text:c="2"/>end</text:span></text:p>
      <text:p text:style-name="P4"><text:span text:style-name="Source_20_Text">end</text:span></text:p>
      <text:p text:style-name="Text_20_body">📌 <text:span text:style-name="Strong_20_Emphasis">Notas:</text:span></text:p>
      <text:list text:style-name="L1">
        <text:list-item>
          <text:p text:style-name="P10">Cada máquina tiene su IP fija.</text:p>
        </text:list-item>
        <text:list-item>
          <text:p text:style-name="P10">La box <text:span text:style-name="Source_20_Text">bento/ubuntu-22.04</text:span> es estable y compatible con Chef.</text:p>
        </text:list-item>
        <text:list-item>
          <text:p text:style-name="P10">Puedes ejecutar todas con: <text:span text:style-name="Source_20_Text">vagrant up</text:span></text:p>
        </text:list-item>
      </text:list>
      <text:p text:style-name="Horizontal_20_Line"/>
      <text:h text:style-name="Heading_20_2" text:outline-level="2">🔸 3. ¿Qué es Chef? ¿Cómo se compara con Ansible?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Concepto</text:p>
            </table:table-cell>
            <table:table-cell table:style-name="Tabla2.A1" office:value-type="string">
              <text:p text:style-name="Table_20_Heading">Chef</text:p>
            </table:table-cell>
            <table:table-cell table:style-name="Tabla2.A1" office:value-type="string">
              <text:p text:style-name="Table_20_Heading">Ansible</text:p>
            </table:table-cell>
          </table:table-row>
        </table:table-header-rows>
        <table:table-row>
          <table:table-cell table:style-name="Tabla2.A1" office:value-type="string">
            <text:p text:style-name="Table_20_Contents">Modelo</text:p>
          </table:table-cell>
          <table:table-cell table:style-name="Tabla2.A1" office:value-type="string">
            <text:p text:style-name="Table_20_Contents"><text:span text:style-name="Emphasis">Pull (cliente ejecuta recetas)</text:span></text:p>
          </table:table-cell>
          <table:table-cell table:style-name="Tabla2.A1" office:value-type="string">
            <text:p text:style-name="Table_20_Contents">Push (control central)</text:p>
          </table:table-cell>
        </table:table-row>
        <table:table-row>
          <table:table-cell table:style-name="Tabla2.A1" office:value-type="string">
            <text:p text:style-name="Table_20_Contents">Lenguaje</text:p>
          </table:table-cell>
          <table:table-cell table:style-name="Tabla2.A1" office:value-type="string">
            <text:p text:style-name="Table_20_Contents">Ruby DSL</text:p>
          </table:table-cell>
          <table:table-cell table:style-name="Tabla2.A1" office:value-type="string">
            <text:p text:style-name="Table_20_Contents">YAML</text:p>
          </table:table-cell>
        </table:table-row>
        <table:table-row>
          <table:table-cell table:style-name="Tabla2.A1" office:value-type="string">
            <text:p text:style-name="Table_20_Contents">Estado</text:p>
          </table:table-cell>
          <table:table-cell table:style-name="Tabla2.A1" office:value-type="string">
            <text:p text:style-name="Table_20_Contents">Deseado</text:p>
          </table:table-cell>
          <table:table-cell table:style-name="Tabla2.A1" office:value-type="string">
            <text:p text:style-name="Table_20_Contents">Deseado</text:p>
          </table:table-cell>
        </table:table-row>
        <table:table-row>
          <table:table-cell table:style-name="Tabla2.A1" office:value-type="string">
            <text:p text:style-name="Table_20_Contents">Módulo central</text:p>
          </table:table-cell>
          <table:table-cell table:style-name="Tabla2.A1" office:value-type="string">
            <text:p text:style-name="Table_20_Contents">Chef Server / Workstation</text:p>
          </table:table-cell>
          <table:table-cell table:style-name="Tabla2.A1" office:value-type="string">
            <text:p text:style-name="Table_20_Contents">Controlador con SSH</text:p>
          </table:table-cell>
        </table:table-row>
        <table:table-row>
          <table:table-cell table:style-name="Tabla2.A1" office:value-type="string">
            <text:p text:style-name="Table_20_Contents">Ejecución local</text:p>
          </table:table-cell>
          <table:table-cell table:style-name="Tabla2.A1" office:value-type="string">
            <text:p text:style-name="Table_20_Contents"><text:span text:style-name="Source_20_Text">chef-client</text:span></text:p>
          </table:table-cell>
          <table:table-cell table:style-name="Tabla2.A1" office:value-type="string">
            <text:p text:style-name="Table_20_Contents"><text:span text:style-name="Source_20_Text">ansible-playbook</text:span></text:p>
          </table:table-cell>
        </table:table-row>
      </table:table>
      <text:p text:style-name="Text_20_body">🔹 <text:span text:style-name="Strong_20_Emphasis">Receta en Chef</text:span> = conjunto de instrucciones (como un <text:span text:style-name="Emphasis">task</text:span> o <text:span text:style-name="Emphasis">module</text:span> en Ansible).<text:line-break/>🔹 <text:span text:style-name="Strong_20_Emphasis">Cookbook</text:span> = colección de recetas organizadas con metadatos.</text:p>
      <text:p text:style-name="Horizontal_20_Line"/>
      <text:h text:style-name="Heading_20_2" text:outline-level="2">🔸 4. Instalación de Chef Workstation en <text:span text:style-name="Source_20_Text">manager</text:span></text:h>
      <text:p text:style-name="Text_20_body">Entra a la máquina con:</text:p>
      <text:p text:style-name="Preformatted_20_Text"/>
      <text:p text:style-name="P2"><text:span text:style-name="Source_20_Text">vagrant ssh manager</text:span></text:p>
      <text:p text:style-name="Text_20_body">Luego instala Chef Workstation:</text:p>
      <text:p text:style-name="Preformatted_20_Text"/>
      <text:p text:style-name="P2"><text:span text:style-name="Source_20_Text">curl -L https://omnitruck.chef.io/install.sh | sudo bash -s -- -P chef-workstation</text:span></text:p>
      <text:p text:style-name="Text_20_body">Verifica la instalación:</text:p>
      <text:p text:style-name="Preformatted_20_Text"/>
      <text:p text:style-name="P2"><text:span text:style-name="Source_20_Text">chef -v</text:span></text:p>
      <text:p text:style-name="Horizontal_20_Line"/>
      <text:h text:style-name="Heading_20_2" text:outline-level="2"><text:soft-page-break/>🔸 5. Preparar entorno Chef y registrar nodos</text:h>
      <text:h text:style-name="Heading_20_3" text:outline-level="3">1. Inicializa tu entorno de trabajo:</text:h>
      <text:p text:style-name="Preformatted_20_Text"/>
      <text:p text:style-name="P1"><text:span text:style-name="Source_20_Text">mkdir ~/chef-repo</text:span></text:p>
      <text:p text:style-name="P3"><text:span text:style-name="Source_20_Text">cd ~/chef-repo</text:span></text:p>
      <text:p text:style-name="P4"><text:span text:style-name="Source_20_Text">chef generate repo .</text:span></text:p>
      <text:h text:style-name="Heading_20_3" text:outline-level="3">2. Crea claves para autenticarte:</text:h>
      <text:p text:style-name="Preformatted_20_Text"/>
      <text:p text:style-name="P1"><text:span text:style-name="Source_20_Text">mkdir ~/.chef</text:span></text:p>
      <text:p text:style-name="P3"><text:span text:style-name="Source_20_Text">cd ~/.chef</text:span></text:p>
      <text:p text:style-name="P4"><text:span text:style-name="Source_20_Text">openssl genrsa -out chef_user.pem 2048</text:span></text:p>
      <text:h text:style-name="Heading_20_3" text:outline-level="3">3. Crea un archivo de configuración <text:span text:style-name="Source_20_Text">knife.rb</text:span>: <text:span text:style-name="T2">(recordad que vi es nuestro amigo)</text:span></text:h>
      <text:p text:style-name="Preformatted_20_Text"/>
      <text:p text:style-name="P2"><text:span text:style-name="Source_20_Text">nano ~/.chef/knife.rb</text:span></text:p>
      <text:p text:style-name="Text_20_body">Agrega lo siguiente:</text:p>
      <text:p text:style-name="Preformatted_20_Text"/>
      <text:p text:style-name="P1"><text:span text:style-name="Source_20_Text">current_dir = File.dirname(__FILE__)</text:span></text:p>
      <text:p text:style-name="P3"><text:span text:style-name="Source_20_Text">log_level <text:s text:c="15"/>:info</text:span></text:p>
      <text:p text:style-name="P3"><text:span text:style-name="Source_20_Text">log_location <text:s text:c="12"/>STDOUT</text:span></text:p>
      <text:p text:style-name="P3"><text:span text:style-name="Source_20_Text">node_name <text:s text:c="15"/>'chef_user'</text:span></text:p>
      <text:p text:style-name="P3"><text:span text:style-name="Source_20_Text">client_key <text:s text:c="14"/>"#{current_dir}/chef_user.pem"</text:span></text:p>
      <text:p text:style-name="P3"><text:span text:style-name="Source_20_Text">chef_server_url <text:s text:c="9"/>'http://localhost:8889'</text:span></text:p>
      <text:p text:style-name="P4"><text:span text:style-name="Source_20_Text">cookbook_path <text:s text:c="11"/>["#{current_dir}/../cookbooks"]</text:span></text:p>
      <text:p text:style-name="Horizontal_20_Line"/>
      <text:h text:style-name="Heading_20_2" text:outline-level="2">🔸 6. Crear cookbook LAMP</text:h>
      <text:p text:style-name="Text_20_body">En el directorio de tu repo:</text:p>
      <text:p text:style-name="Preformatted_20_Text"/>
      <text:p text:style-name="P1"><text:span text:style-name="Source_20_Text">cd ~/chef-repo/cookbooks</text:span></text:p>
      <text:p text:style-name="P3"><text:span text:style-name="Source_20_Text">chef generate cookbook lamp_stack</text:span></text:p>
      <text:p text:style-name="P4"><text:span text:style-name="Source_20_Text">cd lamp_stack</text:span></text:p>
      <text:h text:style-name="Heading_20_3" text:outline-level="3">📄 <text:span text:style-name="Source_20_Text">recipes/default.rb</text:span></text:h>
      <text:p text:style-name="Preformatted_20_Text"/>
      <text:p text:style-name="P1"><text:span text:style-name="Source_20_Text"># Instala Apache, MySQL y PHP</text:span></text:p>
      <text:p text:style-name="P3"><text:span text:style-name="Source_20_Text">package 'apache2'</text:span></text:p>
      <text:p text:style-name="P3"><text:span text:style-name="Source_20_Text">package 'mysql-server'</text:span></text:p>
      <text:p text:style-name="P3"><text:span text:style-name="Source_20_Text">package 'php'</text:span></text:p>
      <text:p text:style-name="P3"><text:span text:style-name="Source_20_Text">package 'libapache2-mod-php'</text:span></text:p>
      <text:p text:style-name="P3"><text:span text:style-name="Source_20_Text">package 'php-mysql'</text:span></text:p>
      <text:p text:style-name="P3"/>
      <text:p text:style-name="P3"><text:span text:style-name="Source_20_Text"># Habilita e inicia Apache</text:span></text:p>
      <text:p text:style-name="P3"><text:span text:style-name="Source_20_Text">service 'apache2' do</text:span></text:p>
      <text:p text:style-name="P3"><text:span text:style-name="Source_20_Text"><text:s text:c="2"/>action [:enable, :start]</text:span></text:p>
      <text:p text:style-name="P3"><text:span text:style-name="Source_20_Text">end</text:span></text:p>
      <text:p text:style-name="P3"/>
      <text:p text:style-name="P3"><text:span text:style-name="Source_20_Text"># Crea un archivo index.php</text:span></text:p>
      <text:p text:style-name="P3"><text:soft-page-break/><text:span text:style-name="Source_20_Text">file '/var/www/html/index.php' do</text:span></text:p>
      <text:p text:style-name="P3"><text:span text:style-name="Source_20_Text"><text:s text:c="2"/>content "&lt;?php phpinfo(); ?&gt;"</text:span></text:p>
      <text:p text:style-name="P3"><text:span text:style-name="Source_20_Text"><text:s text:c="2"/>mode '0644'</text:span></text:p>
      <text:p text:style-name="P3"><text:span text:style-name="Source_20_Text"><text:s text:c="2"/>owner 'www-data'</text:span></text:p>
      <text:p text:style-name="P3"><text:span text:style-name="Source_20_Text"><text:s text:c="2"/>group 'www-data'</text:span></text:p>
      <text:p text:style-name="P4"><text:span text:style-name="Source_20_Text">end</text:span></text:p>
      <text:h text:style-name="Heading_20_3" text:outline-level="3">📄 <text:span text:style-name="Source_20_Text">metadata.rb</text:span></text:h>
      <text:p text:style-name="Preformatted_20_Text"/>
      <text:p text:style-name="P1"><text:span text:style-name="Source_20_Text">name 'lamp_stack'</text:span></text:p>
      <text:p text:style-name="P3"><text:span text:style-name="Source_20_Text">maintainer '</text:span><text:span text:style-name="Source_20_Text"><text:span text:style-name="T3">Aula11Devops</text:span></text:span><text:span text:style-name="Source_20_Text">'</text:span></text:p>
      <text:p text:style-name="P4"><text:span text:style-name="Source_20_Text">version '0.1.0'</text:span></text:p>
      <text:h text:style-name="Heading_20_3" text:outline-level="3">✅ <text:s/><text:span text:style-name="T3">E</text:span>jecutar cookbooks <text:span text:style-name="Strong_20_Emphasis">sin Chef Server </text:span><text:span text:style-name="Strong_20_Emphasis"><text:span text:style-name="T4">(el escenario desarrollado)</text:span></text:span></text:h>
      <text:h text:style-name="Heading_20_4" text:outline-level="4">🔹 En tu máquina <text:span text:style-name="Source_20_Text"><text:span text:style-name="T3">manager</text:span></text:span></text:h>
      <text:list text:style-name="L3">
        <text:list-item>
          <text:p text:style-name="P12"><text:span text:style-name="T3">Modifica el fichero /etc/hosts --→ 192.168.33.11 agente1</text:span>:</text:p>
        </text:list-item>
      </text:list>
      <text:h text:style-name="P5" text:outline-level="4">🔹 En tu máquina <text:span text:style-name="Source_20_Text">agente1</text:span></text:h>
      <text:list text:continue-numbering="true" text:style-name="L3">
        <text:list-item text:start-value="1">
          <text:p text:style-name="P13">Entra a la máquina:</text:p>
        </text:list-item>
      </text:list>
      <text:p text:style-name="Preformatted_20_Text"/>
      <text:p text:style-name="P2"><text:span text:style-name="Source_20_Text">vagrant ssh agente1</text:span></text:p>
      <text:list text:style-name="L4">
        <text:list-item>
          <text:p text:style-name="P14">Instala Chef (igual que hiciste en <text:span text:style-name="Source_20_Text">manager</text:span>):</text:p>
        </text:list-item>
      </text:list>
      <text:p text:style-name="Preformatted_20_Text"/>
      <text:p text:style-name="P2"><text:span text:style-name="Source_20_Text">curl -L https://omnitruck.chef.io/install.sh | sudo bash -s -- -P chef</text:span></text:p>
      <text:list text:style-name="L5">
        <text:list-item>
          <text:p text:style-name="P15">Crea esta estructura básica en <text:span text:style-name="Source_20_Text">agente1</text:span>:</text:p>
        </text:list-item>
      </text:list>
      <text:p text:style-name="Preformatted_20_Text"/>
      <text:p text:style-name="P1"><text:span text:style-name="Source_20_Text">mkdir -p ~/chef-repo/cookbooks</text:span></text:p>
      <text:p text:style-name="P4"><text:span text:style-name="Source_20_Text">cd ~/chef-repo/cookbooks</text:span></text:p>
      <text:list text:continue-numbering="true" text:style-name="L5">
        <text:list-item>
          <text:p text:style-name="P15">Copia el cookbook <text:span text:style-name="Source_20_Text">lamp_stack</text:span> a <text:span text:style-name="Source_20_Text">~/chef-repo/cookbooks/lamp_stack</text:span></text:p>
        </text:list-item>
      </text:list>
      <text:list text:style-name="L6">
        <text:list-item>
          <text:list>
            <text:list-item>
              <text:p text:style-name="P16">Puedes usar <text:span text:style-name="Source_20_Text">scp</text:span> desde <text:span text:style-name="Source_20_Text">manager</text:span>, o simplemente comprimirlo y moverlo usando carpeta compartida Vagrant.</text:p>
            </text:list-item>
          </text:list>
        </text:list-item>
      </text:list>
      <text:p text:style-name="Text_20_body"><text:span text:style-name="Source_20_Text">vagrant@manager:~$ scp -r chef-repo/cookbooks/lamp_stack/ agente1:/home/vagrant/chef-repo/cookbooks/</text:span></text:p>
      <text:list text:continue-numbering="true" text:style-name="L6">
        <text:list-item>
          <text:p text:style-name="P16">Crea un archivo <text:span text:style-name="Source_20_Text">run_list.json</text:span>:</text:p>
        </text:list-item>
      </text:list>
      <text:p text:style-name="Preformatted_20_Text"/>
      <text:p text:style-name="P2"><text:span text:style-name="Source_20_Text"><text:span text:style-name="T4">vi</text:span></text:span><text:span text:style-name="Source_20_Text"> run_list.json</text:span></text:p>
      <text:p text:style-name="Text_20_body">Con este contenido:</text:p>
      <text:p text:style-name="Preformatted_20_Text"/>
      <text:p text:style-name="P1"><text:span text:style-name="Source_20_Text">{</text:span></text:p>
      <text:p text:style-name="P3"><text:span text:style-name="Source_20_Text"><text:s text:c="2"/>"run_list": [</text:span></text:p>
      <text:p text:style-name="P3"><text:span text:style-name="Source_20_Text"><text:s text:c="4"/>"recipe[lamp_stack]"</text:span></text:p>
      <text:p text:style-name="P3"><text:span text:style-name="Source_20_Text"><text:s text:c="2"/>]</text:span></text:p>
      <text:p text:style-name="P4"><text:span text:style-name="Source_20_Text">}</text:span></text:p>
      <text:list text:style-name="L7">
        <text:list-item>
          <text:p text:style-name="P17"><text:soft-page-break/>Ejecuta el cookbook en modo local: <text:span text:style-name="T4">(no olvides realizar un apt update)</text:span></text:p>
        </text:list-item>
      </text:list>
      <text:p text:style-name="Preformatted_20_Text"/>
      <text:p text:style-name="P2"><text:span text:style-name="Source_20_Text">sudo chef-client -z -o 'recipe[lamp_stack]' -j run_list.json</text:span></text:p>
      <text:p text:style-name="Horizontal_20_Line"/>
      <text:h text:style-name="Heading_20_2" text:outline-level="2">🔁 </text:h>
      <text:h text:style-name="Heading_20_2" text:outline-level="2">🔸 <text:span text:style-name="T3">EXTRA</text:span>. <text:span text:style-name="T3">(a modo de </text:span><text:span text:style-name="T4">ejemplo</text:span><text:span text:style-name="T3"> </text:span><text:span text:style-name="T4">para la visualización de comandos </text:span><text:span text:style-name="T3">si tuviéramos Chef server) </text:span>Subir y ejecutar el cookbook</text:h>
      <text:p text:style-name="Text_20_body"><text:span text:style-name="T3">Desde el </text:span>directorio raíz del repo y ejecuta:</text:p>
      <text:p text:style-name="Preformatted_20_Text"/>
      <text:p text:style-name="P2"><text:span text:style-name="Source_20_Text">knife bootstrap 192.168.</text:span><text:span text:style-name="Source_20_Text"><text:span text:style-name="T1">33</text:span></text:span><text:span text:style-name="Source_20_Text">.11 -N agente1 --ssh-user vagrant --ssh-password vagrant --sudo --yes</text:span></text:p>
      <text:p text:style-name="Text_20_body">🔹 Esto instala <text:span text:style-name="Source_20_Text">chef-client</text:span> en <text:span text:style-name="Source_20_Text">agente1</text:span> y lo registra como nodo.</text:p>
      <text:p text:style-name="Text_20_body">Luego, ejecuta:</text:p>
      <text:p text:style-name="Preformatted_20_Text"/>
      <text:p text:style-name="P1"><text:span text:style-name="Source_20_Text">knife cookbook upload lamp_stack</text:span></text:p>
      <text:p text:style-name="P3"><text:span text:style-name="Source_20_Text">knife node run_list add agente1 'recipe[lamp_stack]'</text:span></text:p>
      <text:p text:style-name="P4"><text:span text:style-name="Source_20_Text">knife ssh 'name:agente1' 'sudo chef-client' --manual-list --ssh-user vagrant --ssh-password vagrant</text:span></text:p>
      <text:p text:style-name="Horizontal_20_Line"/>
      <text:h text:style-name="Heading_20_2" text:outline-level="2">🔸 8. Validación</text:h>
      <text:p text:style-name="Text_20_body">Abre tu navegador en Windows y accede a:</text:p>
      <text:p text:style-name="Preformatted_20_Text"/>
      <text:p text:style-name="P2"><text:span text:style-name="Source_20_Text">http://192.168.</text:span><text:span text:style-name="Source_20_Text"><text:span text:style-name="T1">33</text:span></text:span><text:span text:style-name="Source_20_Text">.11/index.php</text:span></text:p>
      <text:p text:style-name="Text_20_body">Deberías ver la página de <text:span text:style-name="Source_20_Text">phpinfo()</text:span> 🥳</text:p>
      <text:p text:style-name="Horizontal_20_Line"/>
      <text:h text:style-name="Heading_20_2" text:outline-level="2">🧩 9. Recomendaciones finales</text:h>
      <text:list text:style-name="L2">
        <text:list-item>
          <text:p text:style-name="P11">Usa <text:span text:style-name="Source_20_Text">chef-client</text:span> de forma periódica con cron si quieres aplicar cambios automáticos.</text:p>
        </text:list-item>
        <text:list-item>
          <text:p text:style-name="P11">Versiona tus cookbooks con Git.</text:p>
        </text:list-item>
        <text:list-item>
          <text:p text:style-name="P11">Chef es más potente para entornos grandes con infraestructura compleja. Para pequeños entornos, Ansible puede ser más ágil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23:51:34.822611429</meta:creation-date>
    <dc:date>2025-04-06T10:10:32.396075048</dc:date>
    <meta:editing-duration>PT23M14S</meta:editing-duration>
    <meta:editing-cycles>4</meta:editing-cycles>
    <meta:generator>LibreOffice/24.2.2.2$Linux_X86_64 LibreOffice_project/d56cc158d8a96260b836f100ef4b4ef25d6f1a01</meta:generator>
    <meta:print-date>2025-04-06T00:10:05.836164196</meta:print-date>
    <meta:printed-by>Archivos PDF</meta:printed-by>
    <meta:document-statistic meta:table-count="2" meta:image-count="0" meta:object-count="0" meta:page-count="5" meta:paragraph-count="173" meta:word-count="760" meta:character-count="5490" meta:non-whitespace-character-count="4706"/>
  </office:meta>
</office:document-meta>
</file>